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/home/binu/cs50/java/FormatName; JAVA_HOME=/usr/lib/jvm/jdk-19 /snap/netbeans/69/netbeans/java/maven/bin/mvn -Dexec.vmArgs= "-Dexec.args=${exec.vmArgs} -classpath %classpath ${exec.mainClass} ${exec.appArgs}" -Dexec.appArgs= -Dexec.mainClass=com.mycompany.formatname.FormatName -Dexec.executable=/usr/lib/jvm/jdk-19/bin/java org.codehaus.mojo:exec-maven-plugin:3.0.0:exec</text:p>
      <text:p text:style-name="Standard">Running NetBeans Compile On Save execution. Phase execution is skipped and output directories of dependency projects (with Compile on Save turned on) will be used instead of their jar artifacts.</text:p>
      <text:p text:style-name="Standard">Scanning for projects...</text:p>
      <text:p text:style-name="Standard"/>
      <text:p text:style-name="Standard">----------------------&lt; com.mycompany:FormatName &gt;----------------------</text:p>
      <text:p text:style-name="Standard">Building FormatName 1.0-SNAPSHOT</text:p>
      <text:p text:style-name="Standard">--------------------------------[ jar ]---------------------------------</text:p>
      <text:p text:style-name="Standard"/>
      <text:p text:style-name="Standard">--- exec-maven-plugin:3.0.0:exec (default-cli) @ FormatName ---</text:p>
      <text:p text:style-name="Standard">Enter firstName middleName lastName separated by at least one blank, It may have more than one blank separating firstName middleName lastName.</text:p>
      <text:p text:style-name="Standard">Binu Bimshara Kandagedon</text:p>
      <text:p text:style-name="P1">Kandagedon,B.B.</text:p>
      <text:p text:style-name="Standard">Enter firstName middleName lastName separated by at least one blank, It may have more than one blank separating firstName middleName lastName.</text:p>
      <text:p text:style-name="Standard">Binu Kandagedon</text:p>
      <text:p text:style-name="P1">Kandagedon,B.</text:p>
      <text:p text:style-name="Standard">Enter firstName middleName lastName separated by at least one blank, It may have more than one blank separating firstName middleName lastName.</text:p>
      <text:p text:style-name="Standard">Binu <text:s text:c="4"/>Bimshara <text:s text:c="3"/>Kandagedon</text:p>
      <text:p text:style-name="Standard">Kandagedon,B.B.</text:p>
      <text:p text:style-name="Standard">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8T21:16:56.461863222</meta:creation-date>
    <dc:date>2022-10-08T21:30:32.433219419</dc:date>
    <meta:editing-duration>PT3M24S</meta:editing-duration>
    <meta:editing-cycles>1</meta:editing-cycles>
    <meta:document-statistic meta:table-count="0" meta:image-count="0" meta:object-count="0" meta:page-count="1" meta:paragraph-count="17" meta:word-count="139" meta:character-count="1442" meta:non-whitespace-character-count="1315"/>
    <meta:generator>LibreOffice/6.0.7.3$Linux_X86_64 LibreOffice_project/00m0$Build-3</meta:generator>
  </office:meta>
</office:document-meta>
</file>